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dugi" svg:font-family="Gadug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svg:stroke-width="0.106cm" draw:marker-start-width="0.359cm" draw:marker-end="Arrowheads_20_3" draw:marker-end-width="0.459cm" svg:stroke-opacity="50%" draw:stroke-linejoin="miter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Long_20_Dot" svg:stroke-width="0.035cm" draw:marker-start="Circle" draw:marker-start-width="0.253cm" draw:marker-end-width="0.253cm" svg:stroke-linecap="butt" draw:fill="none" draw:textarea-vertical-align="middle" fo:padding-top="0.143cm" fo:padding-bottom="0.143cm" fo:padding-left="0.268cm" fo:padding-right="0.268cm"/>
    </style:style>
    <style:style style:name="gr5" style:family="graphic" style:parent-style-name="objectwithoutfill">
      <style:graphic-properties draw:stroke="dash" draw:stroke-dash="Long_20_Dot" svg:stroke-width="0.035cm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98cm" style:use-optimal-column-width="false"/>
    </style:style>
    <style:style style:name="co2" style:family="table-column">
      <style:table-column-properties style:column-width="3.863cm" style:use-optimal-column-width="false"/>
    </style:style>
    <style:style style:name="co3" style:family="table-column">
      <style:table-column-properties style:column-width="4.902cm" style:use-optimal-column-width="false"/>
    </style:style>
    <style:style style:name="co4" style:family="table-column">
      <style:table-column-properties style:column-width="4.577cm" style:use-optimal-column-width="false"/>
    </style:style>
    <style:style style:name="ro1" style:family="table-row">
      <style:table-row-properties style:row-height="1.764cm" style:use-optimal-row-height="false"/>
    </style:style>
    <style:style style:name="ro2" style:family="table-row">
      <style:table-row-properties style:row-height="1.524cm" style:use-optimal-row-height="false"/>
    </style:style>
    <style:style style:name="ro3" style:family="table-row">
      <style:table-row-properties style:row-height="24.709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0.57pt solid #ffffff" fo:border-right="2.83pt solid #ffffff" fo:border-top="0.57pt solid #ffffff" fo:border-bottom="0.57pt solid #ffffff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2.83pt solid #ffffff" fo:border-right="2.83pt solid #ffffff" fo:border-top="0.57pt solid #ffffff" fo:border-bottom="0.57pt solid #ffffff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2.83pt solid #ffffff" fo:border-right="2.83pt solid #ffffff" fo:border-top="0.57pt solid #ffffff" fo:border-bottom="0.57pt solid #ffffff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2.83pt solid #ffffff" fo:border-right="0.57pt solid #ffffff" fo:border-top="0.57pt solid #ffffff" fo:border-bottom="0.57pt solid #ffffff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0.57pt solid #ffffff" fo:border-right="2.83pt solid #ffffff" fo:border-top="0.57pt solid #ffffff" fo:border-bottom="none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6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2.83pt solid #ffffff" fo:border-right="2.83pt solid #ffffff" fo:border-top="0.57pt solid #ffffff" fo:border-bottom="none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7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2.83pt solid #ffffff" fo:border-right="2.83pt solid #ffffff" fo:border-top="0.57pt solid #ffffff" fo:border-bottom="none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8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fo:border-left="2.83pt solid #ffffff" fo:border-right="0.57pt solid #ffffff" fo:border-top="0.57pt solid #ffffff" fo:border-bottom="none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9" style:family="table-cell">
      <loext:graphic-properties draw:textarea-vertical-align="top" fo:padding-top="0.3cm" fo:padding-bottom="0.3cm" fo:padding-left="0.3cm" fo:padding-right="0.3cm"/>
      <style:paragraph-properties fo:margin-left="0cm" fo:margin-right="0cm" fo:margin-top="0cm" fo:margin-bottom="0cm" fo:line-height="100%" fo:text-align="start" fo:text-indent="0cm" fo:border-left="0.57pt solid #ffffff" fo:border-right="2.83pt solid #ffffff" fo:border-top="0.57pt solid #ffffff" fo:border-bottom="0.57pt solid #ffffff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Gadugi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>
      <loext:graphic-properties draw:textarea-vertical-align="top" fo:padding-top="0.3cm" fo:padding-bottom="0.3cm" fo:padding-left="0.3cm" fo:padding-right="0.3cm"/>
      <style:paragraph-properties fo:margin-left="0cm" fo:margin-right="0cm" fo:margin-top="0cm" fo:margin-bottom="0cm" fo:line-height="100%" fo:text-align="start" fo:text-indent="0cm" fo:border-left="2.83pt solid #ffffff" fo:border-right="2.83pt solid #ffffff" fo:border-top="0.57pt solid #ffffff" fo:border-bottom="0.57pt solid #ffffff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Gadugi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>
      <loext:graphic-properties draw:textarea-vertical-align="top" fo:padding-top="0.3cm" fo:padding-bottom="0.3cm" fo:padding-left="0.3cm" fo:padding-right="0.3cm"/>
      <style:paragraph-properties fo:margin-left="0cm" fo:margin-right="0cm" fo:margin-top="0cm" fo:margin-bottom="0cm" fo:line-height="100%" fo:text-align="start" fo:text-indent="0cm" fo:border-left="2.83pt solid #ffffff" fo:border-right="2.83pt solid #ffffff" fo:border-top="0.57pt solid #ffffff" fo:border-bottom="0.57pt solid #ffffff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Gadugi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>
      <loext:graphic-properties draw:textarea-vertical-align="top" fo:padding-top="0.3cm" fo:padding-bottom="0.3cm" fo:padding-left="0.3cm" fo:padding-right="0.3cm"/>
      <style:paragraph-properties fo:margin-left="0cm" fo:margin-right="0cm" fo:margin-top="0.3cm" fo:margin-bottom="0cm" fo:line-height="100%" fo:text-align="start" fo:text-indent="0cm" fo:border-left="2.83pt solid #ffffff" fo:border-right="0.57pt solid #ffffff" fo:border-top="0.57pt solid #ffffff" fo:border-bottom="0.57pt solid #ffffff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Gadugi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Gadugi" fo:font-size="10pt" fo:language="zxx" fo:country="none" fo:font-style="normal" fo:text-shadow="none" style:text-underline-style="none" fo:font-weight="normal" style:letter-kerning="true" style:font-name-asian="Microsoft YaHei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3cm" fo:margin-bottom="0cm" fo:line-height="100%" fo:text-align="start" fo:text-indent="0cm"/>
      <style:text-properties style:font-name="Gadugi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top="0cm" fo:margin-bottom="0cm" fo:text-align="center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xml:id="id1" draw:id="id1" draw:layer="layout" svg:width="15.839cm" svg:height="27.996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 table:number-columns-spanned="2">
                <text:p text:style-name="P1">background.html</text:p>
              </table:table-cell>
              <table:covered-table-cell table:style-name="ce2"/>
              <table:table-cell table:style-name="ce3">
                <text:p text:style-name="P1">popup.html</text:p>
              </table:table-cell>
              <table:table-cell table:style-name="ce4">
                <text:p text:style-name="P1">target Webpage</text:p>
              </table:table-cell>
            </table:table-row>
            <table:table-row table:style-name="ro2">
              <table:table-cell table:style-name="ce5">
                <text:p text:style-name="P1">background.js</text:p>
              </table:table-cell>
              <table:table-cell table:style-name="ce6">
                <text:p text:style-name="P1">predict.js</text:p>
              </table:table-cell>
              <table:table-cell table:style-name="ce7">
                <text:p text:style-name="P1">popup.js</text:p>
              </table:table-cell>
              <table:table-cell table:style-name="ce8">
                <text:p text:style-name="P1">page.js</text:p>
              </table:table-cell>
            </table:table-row>
            <table:table-row table:style-name="ro3">
              <table:table-cell table:style-name="ce9">
                <text:p text:style-name="P2">set tokens in Storage</text:p>
              </table:table-cell>
              <table:table-cell table:style-name="ce10"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For each line of the document, make 2 predictions: <text:s/>belongs to an Ingredient List or not, belongs to a Method List or not, based on a pretrained Neural Network</text:p>
                <text:p text:style-name="P2"/>
                <text:p text:style-name="P2">Send <text:span text:style-name="T1">results</text:span> back</text:p>
              </table:table-cell>
              <table:table-cell table:style-name="ce11">
                <text:p text:style-name="P2">Send Message to <text:span text:style-name="T1">page.js</text:span>...</text:p>
                <text:p text:style-name="P2"/>
                <text:p text:style-name="P2">... if runtime Error: execute Script</text:p>
                <text:p text:style-name="P2"><text:s/></text:p>
                <text:p text:style-name="P2"/>
                <text:p text:style-name="P2"/>
                <text:p text:style-name="P2"/>
                <text:p text:style-name="P2">... if no Error: create radio buttons to select <text:span text:style-name="T1">Recipes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Show info (if <text:span text:style-name="T1">match</text:span> or <text:span text:style-name="T1">no</text:span> <text:span text:style-name="T1">match</text:span>)</text:p>
                <text:p text:style-name="P2"/>
                <text:p text:style-name="P2">Create radio buttons to select <text:span text:style-name="T1">Recipes</text:span></text:p>
                <text:p text:style-name="P2"/>
                <text:p text:style-name="P2"/>
                <text:p text:style-name="P2"/>
                <text:p text:style-name="P2"/>
                <text:p text:style-name="P2">When button clicked, send Message</text:p>
              </table:table-cell>
              <table:table-cell table:style-name="ce12">
                <text:p text:style-name="P3"/>
                <text:p text:style-name="P3"/>
                <text:p text:style-name="P3"/>
                <text:p text:style-name="P3">send Message with page's innerText</text:p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>find elements in page's Document which have the highest correspondence with the </text:span><text:span text:style-name="T1">results</text:span></text:p>
                <text:p text:style-name="P3"><text:span text:style-name="T2">Send Message confirming </text:span><text:span text:style-name="T1">match </text:span><text:span text:style-name="T2">or </text:span><text:span text:style-name="T1">no match</text:span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/>
                <text:p text:style-name="P3"/>
                <text:p text:style-name="P3"/>
                <text:p text:style-name="P3"/>
                <text:p text:style-name="P3">Change <text:span text:style-name="T1">display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1" draw:text-style-name="P4" draw:layer="layout" draw:type="line" svg:x1="7.919cm" svg:y1="0cm" svg:x2="7.919cm" svg:y2="0cm" draw:start-shape="id1" draw:end-shape="id1" svg:d="M7919 0z" svg:viewBox="0 0 1 1">
          <text:p/>
        </draw:connector>
        <draw:connector draw:style-name="gr2" draw:text-style-name="P4" draw:layer="layout" draw:type="line" svg:x1="7.919cm" svg:y1="0cm" svg:x2="7.919cm" svg:y2="0cm" draw:start-shape="id1" draw:end-shape="id1" svg:d="M7919 0z" svg:viewBox="0 0 1 1">
          <text:p/>
        </draw:connector>
        <draw:connector draw:style-name="gr3" draw:text-style-name="P4" draw:layer="layout" draw:type="line" svg:x1="7.919cm" svg:y1="0cm" svg:x2="7.919cm" svg:y2="0cm" draw:start-shape="id1" draw:end-shape="id1" svg:d="M7919 0z" svg:viewBox="0 0 1 1">
          <text:p/>
        </draw:connector>
        <draw:line draw:style-name="gr4" draw:text-style-name="P4" draw:layer="layout" svg:x1="11.35cm" svg:y1="6.3cm" svg:x2="4.5cm" svg:y2="6.3cm">
          <text:p/>
        </draw:line>
        <draw:line draw:style-name="gr5" draw:text-style-name="P4" draw:layer="layout" svg:x1="4.5cm" svg:y1="6.3cm" svg:x2="4.5cm" svg:y2="7.3cm">
          <text:p/>
        </draw:line>
        <draw:line draw:style-name="gr4" draw:text-style-name="P4" draw:layer="layout" svg:x1="11.1cm" svg:y1="3.8cm" svg:x2="12.6cm" svg:y2="3.8cm">
          <text:p/>
        </draw:line>
        <draw:line draw:style-name="gr4" draw:text-style-name="P5" draw:layer="layout" svg:x1="11.1cm" svg:y1="4.55cm" svg:x2="13.552cm" svg:y2="4.55cm">
          <text:p/>
        </draw:line>
        <draw:line draw:style-name="gr5" draw:text-style-name="P4" draw:layer="layout" svg:x1="13.5cm" svg:y1="4.6cm" svg:x2="13.5cm" svg:y2="5.6cm">
          <text:p/>
        </draw:line>
        <draw:line draw:style-name="gr4" draw:text-style-name="P4" draw:layer="layout" svg:x1="6.2cm" svg:y1="12.1cm" svg:x2="13.401cm" svg:y2="12.1cm">
          <text:p/>
        </draw:line>
        <draw:line draw:style-name="gr5" draw:text-style-name="P4" draw:layer="layout" svg:x1="13.4cm" svg:y1="12.1cm" svg:x2="13.4cm" svg:y2="13.1cm">
          <text:p/>
        </draw:line>
        <draw:line draw:style-name="gr4" draw:text-style-name="P4" draw:layer="layout" svg:x1="11.35cm" svg:y1="16.7cm" svg:x2="8.5cm" svg:y2="16.7cm">
          <text:p/>
        </draw:line>
        <draw:line draw:style-name="gr5" draw:text-style-name="P4" draw:layer="layout" svg:x1="8.5cm" svg:y1="16.7cm" svg:x2="8.5cm" svg:y2="17.7cm">
          <text:p/>
        </draw:line>
        <draw:line draw:style-name="gr6" draw:text-style-name="P4" draw:layer="layout" svg:x1="6.6cm" svg:y1="21.2cm" svg:x2="10.9cm" svg:y2="21.2cm">
          <text:p/>
        </draw:line>
        <draw:line draw:style-name="gr6" draw:text-style-name="P4" draw:layer="layout" svg:x1="11.4cm" svg:y1="21.2cm" svg:x2="15.5cm" svg:y2="21.2cm">
          <text:p/>
        </draw:line>
        <draw:line draw:style-name="gr6" draw:text-style-name="P4" draw:layer="layout" svg:x1="0.1cm" svg:y1="21.2cm" svg:x2="2.1cm" svg:y2="21.2cm">
          <text:p/>
        </draw:line>
        <draw:line draw:style-name="gr6" draw:text-style-name="P4" draw:layer="layout" svg:x1="2.75cm" svg:y1="21.2cm" svg:x2="5.95cm" svg:y2="21.2cm">
          <text:p/>
        </draw:line>
        <draw:line draw:style-name="gr4" draw:text-style-name="P5" draw:layer="layout" svg:x1="11.1cm" svg:y1="22.8cm" svg:x2="13.4cm" svg:y2="22.8cm">
          <text:p/>
        </draw:line>
        <draw:line draw:style-name="gr5" draw:text-style-name="P4" draw:layer="layout" svg:x1="13.4cm" svg:y1="22.8cm" svg:x2="13.4cm" svg:y2="23.8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dugi" svg:font-family="Gadug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fill="bitmap" draw:fill-image-name="_35__20_Percent" style:repeat="repeat" fo:wrap-option="wrap" draw:shadow-color="#000000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fo:wrap-option="wrap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11:23:59.937000000</meta:creation-date>
    <dc:date>2022-01-04T18:46:26.813000000</dc:date>
    <meta:editing-duration>PT6M45S</meta:editing-duration>
    <meta:editing-cycles>1</meta:editing-cycles>
    <meta:generator>LibreOffice/7.2.0.4$Windows_X86_64 LibreOffice_project/9a9c6381e3f7a62afc1329bd359cc48accb6435b</meta:generator>
    <meta:document-statistic meta:object-count="42"/>
  </office:meta>
</office:document-meta>
</file>